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ercentage/Year">
            <text:p>Percentage/Year</text:p>
          </table:table-cell>
          <table:table-cell table:style-name="pd1" office:value-type="float" office:value="2022">
            <text:p>2022</text:p>
          </table:table-cell>
          <table:table-cell table:style-name="pd1" office:value-type="float" office:value="2021">
            <text:p>2021</text:p>
          </table:table-cell>
          <table:table-cell table:style-name="pd1" office:value-type="float" office:value="2020">
            <text:p>2020</text:p>
          </table:table-cell>
          <table:table-cell table:style-name="pd1" office:value-type="float" office:value="2019">
            <text:p>2019</text:p>
          </table:table-cell>
          <table:table-cell table:style-name="pd1" office:value-type="float" office:value="2018">
            <text:p>2018</text:p>
          </table:table-cell>
          <table:table-cell table:style-name="pd1" office:value-type="float" office:value="2017">
            <text:p>2017</text:p>
          </table:table-cell>
          <table:table-cell table:style-name="pd1" office:value-type="float" office:value="2016">
            <text:p>2016</text:p>
          </table:table-cell>
          <table:table-cell table:style-name="pd1" office:value-type="float" office:value="2015">
            <text:p>2015</text:p>
          </table:table-cell>
          <table:table-cell table:style-name="pd1" office:value-type="float" office:value="2014">
            <text:p>2014</text:p>
          </table:table-cell>
          <table:table-cell table:style-name="pd1" office:value-type="float" office:value="2013">
            <text:p>2013</text:p>
          </table:table-cell>
        </table:table-row>
        <table:table-row>
          <table:table-cell table:style-name="pd1" office:value-type="string" office:value="Sales">
            <text:p>Sales</text:p>
          </table:table-cell>
          <table:table-cell office:value-type="string" office:value="100%">
            <text:p>100%</text:p>
          </table:table-cell>
          <table:table-cell office:value-type="string" office:value="100%">
            <text:p>100%</text:p>
          </table:table-cell>
          <table:table-cell office:value-type="string" office:value="100%">
            <text:p>100%</text:p>
          </table:table-cell>
          <table:table-cell office:value-type="string" office:value="100%">
            <text:p>100%</text:p>
          </table:table-cell>
          <table:table-cell office:value-type="string" office:value="100%">
            <text:p>100%</text:p>
          </table:table-cell>
          <table:table-cell office:value-type="string" office:value="100%">
            <text:p>100%</text:p>
          </table:table-cell>
          <table:table-cell office:value-type="string" office:value="100%">
            <text:p>100%</text:p>
          </table:table-cell>
          <table:table-cell office:value-type="string" office:value="100%">
            <text:p>100%</text:p>
          </table:table-cell>
          <table:table-cell office:value-type="string" office:value="100%">
            <text:p>100%</text:p>
          </table:table-cell>
          <table:table-cell office:value-type="string" office:value="100%">
            <text:p>100%</text:p>
          </table:table-cell>
        </table:table-row>
        <table:table-row>
          <table:table-cell table:style-name="pd1" office:value-type="string" office:value="Cost of Goods Sold">
            <text:p>Cost of Goods Sold</text:p>
          </table:table-cell>
          <table:table-cell office:value-type="string" office:value="56%">
            <text:p>56%</text:p>
          </table:table-cell>
          <table:table-cell office:value-type="string" office:value="58%">
            <text:p>58%</text:p>
          </table:table-cell>
          <table:table-cell office:value-type="string" office:value="60%">
            <text:p>60%</text:p>
          </table:table-cell>
          <table:table-cell office:value-type="string" office:value="59%">
            <text:p>59%</text:p>
          </table:table-cell>
          <table:table-cell office:value-type="string" office:value="100%">
            <text:p>100%</text:p>
          </table:table-cell>
          <table:table-cell office:value-type="string" office:value="63%">
            <text:p>63%</text:p>
          </table:table-cell>
          <table:table-cell office:value-type="string" office:value="65%">
            <text:p>65%</text:p>
          </table:table-cell>
          <table:table-cell office:value-type="string" office:value="67%">
            <text:p>67%</text:p>
          </table:table-cell>
          <table:table-cell office:value-type="string" office:value="71%">
            <text:p>71%</text:p>
          </table:table-cell>
          <table:table-cell office:value-type="string" office:value="73%">
            <text:p>73%</text:p>
          </table:table-cell>
        </table:table-row>
        <table:table-row>
          <table:table-cell table:style-name="pd1" office:value-type="string" office:value="EBIT">
            <text:p>EBIT</text:p>
          </table:table-cell>
          <table:table-cell office:value-type="string" office:value="2%">
            <text:p>2%</text:p>
          </table:table-cell>
          <table:table-cell office:value-type="string" office:value="5%">
            <text:p>5%</text:p>
          </table:table-cell>
          <table:table-cell office:value-type="string" office:value="6%">
            <text:p>6%</text:p>
          </table:table-cell>
          <table:table-cell office:value-type="string" office:value="95%">
            <text:p>95%</text:p>
          </table:table-cell>
          <table:table-cell office:value-type="string" office:value="95%">
            <text:p>95%</text:p>
          </table:table-cell>
          <table:table-cell office:value-type="string" office:value="98%">
            <text:p>98%</text:p>
          </table:table-cell>
          <table:table-cell office:value-type="string" office:value="97%">
            <text:p>97%</text:p>
          </table:table-cell>
          <table:table-cell office:value-type="string" office:value="98%">
            <text:p>98%</text:p>
          </table:table-cell>
          <table:table-cell office:value-type="string" office:value="100%">
            <text:p>100%</text:p>
          </table:table-cell>
          <table:table-cell office:value-type="string" office:value="99%">
            <text:p>99%</text:p>
          </table:table-cell>
        </table:table-row>
        <table:table-row>
          <table:table-cell table:style-name="pd1" office:value-type="string" office:value="Interest income (loss)">
            <text:p>Interest income (loss)</text:p>
          </table:table-cell>
          <table:table-cell office:value-type="string" office:value="0%">
            <text:p>0%</text:p>
          </table:table-cell>
          <table:table-cell office:value-type="string" office:value="0%">
            <text:p>0%</text:p>
          </table:table-cell>
          <table:table-cell office:value-type="string" office:value="0%">
            <text:p>0%</text:p>
          </table:table-cell>
          <table:table-cell office:value-type="string" office:value="0%">
            <text:p>0%</text:p>
          </table:table-cell>
          <table:table-cell office:value-type="string" office:value="0%">
            <text:p>0%</text:p>
          </table:table-cell>
          <table:table-cell office:value-type="string" office:value="0%">
            <text:p>0%</text:p>
          </table:table-cell>
          <table:table-cell office:value-type="string" office:value="0%">
            <text:p>0%</text:p>
          </table:table-cell>
          <table:table-cell office:value-type="string" office:value="0%">
            <text:p>0%</text:p>
          </table:table-cell>
          <table:table-cell office:value-type="string" office:value="0%">
            <text:p>0%</text:p>
          </table:table-cell>
          <table:table-cell office:value-type="string" office:value="0%">
            <text:p>0%</text:p>
          </table:table-cell>
        </table:table-row>
        <table:table-row>
          <table:table-cell table:style-name="pd1" office:value-type="string" office:value="Net Income (loss)">
            <text:p>Net Income (loss)</text:p>
          </table:table-cell>
          <table:table-cell office:value-type="string" office:value="-1%">
            <text:p>-1%</text:p>
          </table:table-cell>
          <table:table-cell office:value-type="string" office:value="7%">
            <text:p>7%</text:p>
          </table:table-cell>
          <table:table-cell office:value-type="string" office:value="6%">
            <text:p>6%</text:p>
          </table:table-cell>
          <table:table-cell office:value-type="string" office:value="4%">
            <text:p>4%</text:p>
          </table:table-cell>
          <table:table-cell office:value-type="string" office:value="4%">
            <text:p>4%</text:p>
          </table:table-cell>
          <table:table-cell office:value-type="string" office:value="2%">
            <text:p>2%</text:p>
          </table:table-cell>
          <table:table-cell office:value-type="string" office:value="2%">
            <text:p>2%</text:p>
          </table:table-cell>
          <table:table-cell office:value-type="string" office:value="1%">
            <text:p>1%</text:p>
          </table:table-cell>
          <table:table-cell office:value-type="string" office:value="0%">
            <text:p>0%</text:p>
          </table:table-cell>
          <table:table-cell office:value-type="string" office:value="0%">
            <text:p>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